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6000002430A3A5F812AC53FE2.png" manifest:media-type="image/png"/>
  <manifest:file-entry manifest:full-path="Pictures/100002010000038F0000010C9E28FE620A5455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3335in" svg:y="-0.7874in" svg:width="6.9252in" svg:height="3.3689in" draw:z-index="0"><draw:image xlink:href="Pictures/10000201000004A6000002430A3A5F812AC53FE2.png" xlink:type="simple" xlink:show="embed" xlink:actuate="onLoad" draw:mime-type="image/png"/></draw:frame><draw:frame draw:style-name="fr1" draw:name="Image2" text:anchor-type="char" svg:x="0.3453in" svg:y="0.3102in" svg:width="6.9252in" svg:height="2.0366in" draw:z-index="1"><draw:image xlink:href="Pictures/100002010000038F0000010C9E28FE620A5455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46:09.373000000</meta:creation-date>
    <dc:date>2022-01-03T21:53:02.519000000</dc:date>
    <meta:editing-duration>PT6M5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1.8.1$Windows_X86_64 LibreOffice_project/e1f30c802c3269a1d052614453f260e49458c82c</meta:generator>
  </office:meta>
</office:document-meta>
</file>